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6.27mm"/>
    </style:style>
    <style:style style:name="co7" style:family="table-column">
      <style:table-column-properties fo:break-before="auto" style:column-width="51.75mm"/>
    </style:style>
    <style:style style:name="co8" style:family="table-column">
      <style:table-column-properties fo:break-before="auto" style:column-width="52.85mm"/>
    </style:style>
    <style:style style:name="co9" style:family="table-column">
      <style:table-column-properties fo:break-before="auto" style:column-width="49.81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43.46mm"/>
    </style:style>
    <style:style style:name="co12" style:family="table-column">
      <style:table-column-properties fo:break-before="auto" style:column-width="18.29mm"/>
    </style:style>
    <style:style style:name="co13" style:family="table-column">
      <style:table-column-properties fo:break-before="auto" style:column-width="25.21mm"/>
    </style:style>
    <style:style style:name="co14" style:family="table-column">
      <style:table-column-properties fo:break-before="auto" style:column-width="20.51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37.92mm"/>
    </style:style>
    <style:style style:name="co17" style:family="table-column">
      <style:table-column-properties fo:break-before="auto" style:column-width="32.95mm"/>
    </style:style>
    <style:style style:name="co18" style:family="table-column">
      <style:table-column-properties fo:break-before="auto" style:column-width="35.98mm"/>
    </style:style>
    <style:style style:name="co19" style:family="table-column">
      <style:table-column-properties fo:break-before="auto" style:column-width="20.78mm"/>
    </style:style>
    <style:style style:name="co20" style:family="table-column">
      <style:table-column-properties fo:break-before="auto" style:column-width="55.33mm"/>
    </style:style>
    <style:style style:name="co21" style:family="table-column">
      <style:table-column-properties fo:break-before="auto" style:column-width="19.12mm"/>
    </style:style>
    <style:style style:name="co22" style:family="table-column">
      <style:table-column-properties fo:break-before="auto" style:column-width="26.58mm"/>
    </style:style>
    <style:style style:name="co23" style:family="table-column">
      <style:table-column-properties fo:break-before="auto" style:column-width="26.86mm"/>
    </style:style>
    <style:style style:name="co24" style:family="table-column">
      <style:table-column-properties fo:break-before="auto" style:column-width="35.72mm"/>
    </style:style>
    <style:style style:name="co25" style:family="table-column">
      <style:table-column-properties fo:break-before="auto" style:column-width="21.34mm"/>
    </style:style>
    <style:style style:name="co26" style:family="table-column">
      <style:table-column-properties fo:break-before="auto" style:column-width="14.69mm"/>
    </style:style>
    <style:style style:name="co27" style:family="table-column">
      <style:table-column-properties fo:break-before="auto" style:column-width="11.66mm"/>
    </style:style>
    <style:style style:name="co28" style:family="table-column">
      <style:table-column-properties fo:break-before="auto" style:column-width="20.23mm"/>
    </style:style>
    <style:style style:name="co29" style:family="table-column">
      <style:table-column-properties fo:break-before="auto" style:column-width="32.12mm"/>
    </style:style>
    <style:style style:name="co30" style:family="table-column">
      <style:table-column-properties fo:break-before="auto" style:column-width="84.37mm"/>
    </style:style>
    <style:style style:name="co31" style:family="table-column">
      <style:table-column-properties fo:break-before="auto" style:column-width="21.06mm"/>
    </style:style>
    <style:style style:name="co32" style:family="table-column">
      <style:table-column-properties fo:break-before="auto" style:column-width="24.66mm"/>
    </style:style>
    <style:style style:name="co33" style:family="table-column">
      <style:table-column-properties fo:break-before="auto" style:column-width="19.4mm"/>
    </style:style>
    <style:style style:name="co34" style:family="table-column">
      <style:table-column-properties fo:break-before="auto" style:column-width="27.98mm"/>
    </style:style>
    <style:style style:name="co35" style:family="table-column">
      <style:table-column-properties fo:break-before="auto" style:column-width="11.38mm"/>
    </style:style>
    <style:style style:name="co36" style:family="table-column">
      <style:table-column-properties fo:break-before="auto" style:column-width="45.67mm"/>
    </style:style>
    <style:style style:name="co37" style:family="table-column">
      <style:table-column-properties fo:break-before="auto" style:column-width="41.52mm"/>
    </style:style>
    <style:style style:name="co38" style:family="table-column">
      <style:table-column-properties fo:break-before="auto" style:column-width="45.12mm"/>
    </style:style>
    <style:style style:name="co39" style:family="table-column">
      <style:table-column-properties fo:break-before="auto" style:column-width="45.95mm"/>
    </style:style>
    <style:style style:name="co40" style:family="table-column">
      <style:table-column-properties fo:break-before="auto" style:column-width="28.24mm"/>
    </style:style>
    <style:style style:name="co41" style:family="table-column">
      <style:table-column-properties fo:break-before="auto" style:column-width="24.38mm"/>
    </style:style>
    <style:style style:name="co42" style:family="table-column">
      <style:table-column-properties fo:break-before="auto" style:column-width="65.3mm"/>
    </style:style>
    <style:style style:name="co43" style:family="table-column">
      <style:table-column-properties fo:break-before="auto" style:column-width="45.16mm"/>
    </style:style>
    <style:style style:name="co44" style:family="table-column">
      <style:table-column-properties fo:break-before="auto" style:column-width="31.61mm"/>
    </style:style>
    <style:style style:name="ro1" style:family="table-row">
      <style:table-row-properties style:row-height="10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_25__20_10_20_2">
      <style:table-cell-properties fo:background-color="#1f497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36">
      <style:table-cell-properties fo:background-color="#ffffff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_25__20_10_20_2">
      <style:table-cell-properties fo:background-color="#1f49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Percent" style:data-style-name="N168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 table:print-ranges="Hoja1.G91:Hoja1.G9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column table:style-name="co1" table:number-columns-repeated="9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D CARGO</text:p>
          </table:table-cell>
          <table:table-cell table:style-name="ce1" office:value-type="string" calcext:value-type="string">
            <text:p>GRADO DEL CARGO</text:p>
          </table:table-cell>
          <table:table-cell table:style-name="ce1" office:value-type="string" calcext:value-type="string">
            <text:p>COD GRAD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ED JEFE INMEDIATO</text:p>
          </table:table-cell>
          <table:table-cell table:style-name="ce1" office:value-type="string" calcext:value-type="string">
            <text:p>JEFE INMEDIATO</text:p>
          </table:table-cell>
          <table:table-cell table:style-name="ce1" office:value-type="string" calcext:value-type="string">
            <text:p>CARGO JEFE INMEDIATO</text:p>
          </table:table-cell>
        </table:table-row>
        <table:table-row table:style-name="ro2">
          <table:table-cell table:style-name="ce2" office:value-type="float" office:value="387718" calcext:value-type="float">
            <text:p>387718</text:p>
          </table:table-cell>
          <table:table-cell office:value-type="float" office:value="387718" calcext:value-type="float">
            <text:p>387718</text:p>
          </table:table-cell>
          <table:table-cell office:value-type="string" calcext:value-type="string">
            <text:p>ROJAS GUTIERREZ DANIEL JESUS</text:p>
          </table:table-cell>
          <table:table-cell office:value-type="date" office:date-value="2017-04-26" calcext:value-type="date">
            <text:p>26/04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READ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CREADOR DE EXPERIENCIA TELECOBR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C - BELCORP COB</text:p>
          </table:table-cell>
          <table:table-cell office:value-type="string" calcext:value-type="string">
            <text:p>SANTAFE DE BOGOTA D.C.</text:p>
          </table:table-cell>
          <table:table-cell office:value-type="string" calcext:value-type="string">
            <text:p>MAS</text:p>
          </table:table-cell>
          <table:table-cell office:value-type="float" office:value="80020961" calcext:value-type="float">
            <text:p>80020961</text:p>
          </table:table-cell>
          <table:table-cell office:value-type="string" calcext:value-type="string">
            <text:p>ALMONACID CASTILLO DIEGO FERNANDO</text:p>
          </table:table-cell>
          <table:table-cell office:value-type="string" calcext:value-type="string">
            <text:p>GERENTE DE OPERACIONES DE EXPERIENCIA AL CLIENTE</text:p>
          </table:table-cell>
        </table:table-row>
        <table:table-row table:style-name="ro2">
          <table:table-cell table:style-name="ce2" office:value-type="float" office:value="415467" calcext:value-type="float">
            <text:p>415467</text:p>
          </table:table-cell>
          <table:table-cell office:value-type="float" office:value="415467" calcext:value-type="float">
            <text:p>415467</text:p>
          </table:table-cell>
          <table:table-cell office:value-type="string" calcext:value-type="string">
            <text:p>PALMIERI ONATE GERARDO ENRIQUE</text:p>
          </table:table-cell>
          <table:table-cell office:value-type="date" office:date-value="2017-10-05" calcext:value-type="date">
            <text:p>05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ESPACHADOR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DESPACH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 - UNE CT 1177 MDS MESA DESPACHO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128401433" calcext:value-type="float">
            <text:p>1128401433</text:p>
          </table:table-cell>
          <table:table-cell office:value-type="string" calcext:value-type="string">
            <text:p>SERNA ESCOBAR JUAN CARLOS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521734" calcext:value-type="float">
            <text:p>521734</text:p>
          </table:table-cell>
          <table:table-cell office:value-type="float" office:value="521734" calcext:value-type="float">
            <text:p>521734</text:p>
          </table:table-cell>
          <table:table-cell office:value-type="string" calcext:value-type="string">
            <text:p>MARTINEZ OROPEZA MARBELIZ CAROLINA</text:p>
          </table:table-cell>
          <table:table-cell office:value-type="date" office:date-value="2016-06-22" calcext:value-type="date">
            <text:p>22/06/2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SAC HOGARES RED SO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1152435558" calcext:value-type="float">
            <text:p>1152435558</text:p>
          </table:table-cell>
          <table:table-cell office:value-type="string" calcext:value-type="string">
            <text:p>SALDARRIAGA RUIZ VANESSA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538847" calcext:value-type="float">
            <text:p>538847</text:p>
          </table:table-cell>
          <table:table-cell office:value-type="float" office:value="538847" calcext:value-type="float">
            <text:p>538847</text:p>
          </table:table-cell>
          <table:table-cell office:value-type="string" calcext:value-type="string">
            <text:p>SALAS OJEDA CARLIS</text:p>
          </table:table-cell>
          <table:table-cell office:value-type="date" office:date-value="2016-09-09" calcext:value-type="date">
            <text:p>09/09/2016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DESPACHADOR</text:p>
          </table:table-cell>
          <table:table-cell office:value-type="float" office:value="7031" calcext:value-type="float">
            <text:p>7031</text:p>
          </table:table-cell>
          <table:table-cell office:value-type="string" calcext:value-type="string">
            <text:p>DESPACH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 - UNE CT 1177 MDS MESA DESPACHO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1128401433" calcext:value-type="float">
            <text:p>1128401433</text:p>
          </table:table-cell>
          <table:table-cell office:value-type="string" calcext:value-type="string">
            <text:p>SERNA ESCOBAR JUAN CARLOS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576636" calcext:value-type="float">
            <text:p>576636</text:p>
          </table:table-cell>
          <table:table-cell office:value-type="float" office:value="576636" calcext:value-type="float">
            <text:p>576636</text:p>
          </table:table-cell>
          <table:table-cell office:value-type="string" calcext:value-type="string">
            <text:p>TALAVERA COSSE MANUEL ALBERTO</text:p>
          </table:table-cell>
          <table:table-cell office:value-type="date" office:date-value="2017-06-30" calcext:value-type="date">
            <text:p>30/06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SAC HOGARES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037577597" calcext:value-type="float">
            <text:p>1037577597</text:p>
          </table:table-cell>
          <table:table-cell office:value-type="string" calcext:value-type="string">
            <text:p>FONNEGRA RUIZ JOHANA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590463" calcext:value-type="float">
            <text:p>590463</text:p>
          </table:table-cell>
          <table:table-cell office:value-type="float" office:value="590463" calcext:value-type="float">
            <text:p>590463</text:p>
          </table:table-cell>
          <table:table-cell office:value-type="string" calcext:value-type="string">
            <text:p>ORTIZ RAVELO ZAIMA GABRIELA</text:p>
          </table:table-cell>
          <table:table-cell office:value-type="date" office:date-value="2017-09-30" calcext:value-type="date">
            <text:p>30/09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MDS HOGARES SOP TE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8100851" calcext:value-type="float">
            <text:p>8100851</text:p>
          </table:table-cell>
          <table:table-cell office:value-type="string" calcext:value-type="string">
            <text:p>CASTRO POSADA LEYTON GIOVANNY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591699" calcext:value-type="float">
            <text:p>591699</text:p>
          </table:table-cell>
          <table:table-cell office:value-type="float" office:value="591699" calcext:value-type="float">
            <text:p>591699</text:p>
          </table:table-cell>
          <table:table-cell office:value-type="string" calcext:value-type="string">
            <text:p>SILVA VILERA BELKYS CAROLINA</text:p>
          </table:table-cell>
          <table:table-cell office:value-type="date" office:date-value="2017-10-13" calcext:value-type="date">
            <text:p>13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ASESOR NIVEL BA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 - COL MOVIL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8027776" calcext:value-type="float">
            <text:p>8027776</text:p>
          </table:table-cell>
          <table:table-cell office:value-type="string" calcext:value-type="string">
            <text:p>RESTREPO MONTOYA CESAR AUGUSTO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616625" calcext:value-type="float">
            <text:p>616625</text:p>
          </table:table-cell>
          <table:table-cell office:value-type="float" office:value="616625" calcext:value-type="float">
            <text:p>616625</text:p>
          </table:table-cell>
          <table:table-cell office:value-type="string" calcext:value-type="string">
            <text:p>DIAZ PEREZ ALBERTO ALEJANDRO</text:p>
          </table:table-cell>
          <table:table-cell office:value-type="date" office:date-value="2017-10-05" calcext:value-type="date">
            <text:p>05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READOR</text:p>
          </table:table-cell>
          <table:table-cell/>
          <table:table-cell office:value-type="string" calcext:value-type="string">
            <text:p>CREADOR DE EXPERIENCIA SAC BASICO</text:p>
          </table:table-cell>
          <table:table-cell/>
          <table:table-cell office:value-type="string" calcext:value-type="string">
            <text:p>CC - TUY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970725" calcext:value-type="float">
            <text:p>43970725</text:p>
          </table:table-cell>
          <table:table-cell office:value-type="string" calcext:value-type="string">
            <text:p>ORREGO GALLEGO WENDY JULIETH</text:p>
          </table:table-cell>
          <table:table-cell office:value-type="string" calcext:value-type="string">
            <text:p>JEFE DE NEGOCIO SAC</text:p>
          </table:table-cell>
        </table:table-row>
        <table:table-row table:style-name="ro2">
          <table:table-cell table:style-name="ce2" office:value-type="float" office:value="623466" calcext:value-type="float">
            <text:p>623466</text:p>
          </table:table-cell>
          <table:table-cell office:value-type="float" office:value="623466" calcext:value-type="float">
            <text:p>623466</text:p>
          </table:table-cell>
          <table:table-cell office:value-type="string" calcext:value-type="string">
            <text:p>ANTEQUERA VILLEGAS ABEL ANTONIO</text:p>
          </table:table-cell>
          <table:table-cell office:value-type="date" office:date-value="2017-10-10" calcext:value-type="date">
            <text:p>10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SAC HOGARES RED SO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152435558" calcext:value-type="float">
            <text:p>1152435558</text:p>
          </table:table-cell>
          <table:table-cell office:value-type="string" calcext:value-type="string">
            <text:p>SALDARRIAGA RUIZ VANESSA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636658" calcext:value-type="float">
            <text:p>636658</text:p>
          </table:table-cell>
          <table:table-cell office:value-type="float" office:value="636658" calcext:value-type="float">
            <text:p>636658</text:p>
          </table:table-cell>
          <table:table-cell office:value-type="string" calcext:value-type="string">
            <text:p>FIGUEREDO TOLEDO JOSE CARLOS</text:p>
          </table:table-cell>
          <table:table-cell office:value-type="date" office:date-value="2017-10-10" calcext:value-type="date">
            <text:p>10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MDS HOGARES SOP TEC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8100851" calcext:value-type="float">
            <text:p>8100851</text:p>
          </table:table-cell>
          <table:table-cell office:value-type="string" calcext:value-type="string">
            <text:p>CASTRO POSADA LEYTON GIOVANNY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649998" calcext:value-type="float">
            <text:p>649998</text:p>
          </table:table-cell>
          <table:table-cell office:value-type="float" office:value="649998" calcext:value-type="float">
            <text:p>649998</text:p>
          </table:table-cell>
          <table:table-cell office:value-type="string" calcext:value-type="string">
            <text:p>ROMERO DE GIL MIGDYBELL MAHOLY</text:p>
          </table:table-cell>
          <table:table-cell office:value-type="date" office:date-value="2017-09-21" calcext:value-type="date">
            <text:p>21/09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ASESOR NIVEL INTERMED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 - UNE CT 1165 SAC HOGARES FIDELIZ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1039690318" calcext:value-type="float">
            <text:p>1039690318</text:p>
          </table:table-cell>
          <table:table-cell office:value-type="string" calcext:value-type="string">
            <text:p>QUIROZ VASQUEZ DAVID EDUARDO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650773" calcext:value-type="float">
            <text:p>650773</text:p>
          </table:table-cell>
          <table:table-cell office:value-type="float" office:value="650773" calcext:value-type="float">
            <text:p>650773</text:p>
          </table:table-cell>
          <table:table-cell office:value-type="string" calcext:value-type="string">
            <text:p>BASANTA PRIETO KIMBERLYS MARLIBETH</text:p>
          </table:table-cell>
          <table:table-cell office:value-type="date" office:date-value="2017-06-22" calcext:value-type="date">
            <text:p>22/06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ASESOR NIVEL BA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 - COMFAM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FEM</text:p>
          </table:table-cell>
          <table:table-cell office:value-type="float" office:value="71772656" calcext:value-type="float">
            <text:p>71772656</text:p>
          </table:table-cell>
          <table:table-cell office:value-type="string" calcext:value-type="string">
            <text:p>ALVAREZ MONTOYA JOSE FERNANDO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table:style-name="ce2" office:value-type="float" office:value="657306" calcext:value-type="float">
            <text:p>657306</text:p>
          </table:table-cell>
          <table:table-cell office:value-type="float" office:value="657306" calcext:value-type="float">
            <text:p>657306</text:p>
          </table:table-cell>
          <table:table-cell office:value-type="string" calcext:value-type="string">
            <text:p>FANEITE NARANJO JOSE GREGORIO</text:p>
          </table:table-cell>
          <table:table-cell office:value-type="date" office:date-value="2017-08-02" calcext:value-type="date">
            <text:p>02/08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READOR</text:p>
          </table:table-cell>
          <table:table-cell/>
          <table:table-cell office:value-type="string" calcext:value-type="string">
            <text:p>CREADOR DE EXPERIENCIA GESTION SOLUCION BACK SENIO</text:p>
          </table:table-cell>
          <table:table-cell/>
          <table:table-cell office:value-type="string" calcext:value-type="string">
            <text:p>CC - TUY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1017166883" calcext:value-type="float">
            <text:p>1017166883</text:p>
          </table:table-cell>
          <table:table-cell office:value-type="string" calcext:value-type="string">
            <text:p>CINDI MARIA URREGO QUINTANA </text:p>
          </table:table-cell>
          <table:table-cell office:value-type="string" calcext:value-type="string">
            <text:p>JEFE DE SERVICIO SAC</text:p>
          </table:table-cell>
        </table:table-row>
        <table:table-row table:style-name="ro2">
          <table:table-cell table:style-name="ce2" office:value-type="float" office:value="684923" calcext:value-type="float">
            <text:p>684923</text:p>
          </table:table-cell>
          <table:table-cell office:value-type="float" office:value="684923" calcext:value-type="float">
            <text:p>684923</text:p>
          </table:table-cell>
          <table:table-cell office:value-type="string" calcext:value-type="string">
            <text:p>LUYANO YGUARO ROSANNY CAROMOTO</text:p>
          </table:table-cell>
          <table:table-cell office:value-type="date" office:date-value="2017-10-03" calcext:value-type="date">
            <text:p>03/10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ASESOR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ASESOR NIVEL BASI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 - LINEA DIRECTA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FEM</text:p>
          </table:table-cell>
          <table:table-cell office:value-type="float" office:value="71271270" calcext:value-type="float">
            <text:p>71271270</text:p>
          </table:table-cell>
          <table:table-cell office:value-type="string" calcext:value-type="string">
            <text:p>SANTAMARIA VASQUEZ EDWIN DE JESUS</text:p>
          </table:table-cell>
          <table:table-cell office:value-type="string" calcext:value-type="string">
            <text:p>EJECUTIVO DE OPERACIONES DE EXPERIENCIA AL CLIENTE</text:p>
          </table:table-cell>
        </table:table-row>
        <table:table-row table:style-name="ro2">
          <table:table-cell office:value-type="string" calcext:value-type="string">
            <text:p>afgomema</text:p>
          </table:table-cell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 MOD</text:p>
          </table:table-cell>
          <table:table-cell office:value-type="date" office:date-value="2017-11-03" calcext:value-type="date">
            <text:p>03/11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FORMADOR ( E 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  <table:table-row table:style-name="ro2">
          <table:table-cell office:value-type="string" calcext:value-type="string">
            <text:p>acuadrog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 MOD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SUPERVISOR DE FORMADOR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  <table:table-row table:style-name="ro2" table:number-rows-repeated="1271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Hoja2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6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5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22" table:default-cell-style-name="ce2"/>
        <table:table-column table:style-name="co28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19" table:default-cell-style-name="ce2"/>
        <table:table-column table:style-name="co15" table:default-cell-style-name="ce2"/>
        <table:table-column table:style-name="co25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row table:style-name="ro3">
          <table:table-cell table:style-name="ce4" office:value-type="string" calcext:value-type="string">
            <text:p>1-CEDULA</text:p>
          </table:table-cell>
          <table:table-cell table:style-name="ce4" office:value-type="string" calcext:value-type="string">
            <text:p>2-NOMBRE</text:p>
          </table:table-cell>
          <table:table-cell table:style-name="ce4" office:value-type="string" calcext:value-type="string">
            <text:p>3-GRADO DEL CARGO</text:p>
          </table:table-cell>
          <table:table-cell table:style-name="ce4" office:value-type="string" calcext:value-type="string">
            <text:p>DIRECION_COSTO_Y_PERSONAL</text:p>
          </table:table-cell>
          <table:table-cell table:style-name="ce4" office:value-type="string" calcext:value-type="string">
            <text:p>GERENCIA_COSTO_Y_PERSONAL</text:p>
          </table:table-cell>
          <table:table-cell table:style-name="ce4" office:value-type="string" calcext:value-type="string">
            <text:p>OFICINA_COSTO_Y_PERSONAL</text:p>
          </table:table-cell>
          <table:table-cell table:style-name="ce4" office:value-type="string" calcext:value-type="string">
            <text:p>7-TIPO DE CONTRATO</text:p>
          </table:table-cell>
          <table:table-cell table:style-name="ce4" office:value-type="string" calcext:value-type="string">
            <text:p>DIFERENCIACIÓN CCOSTOS</text:p>
          </table:table-cell>
          <table:table-cell table:style-name="ce4" office:value-type="string" calcext:value-type="string">
            <text:p>8-CODIGO</text:p>
          </table:table-cell>
          <table:table-cell table:style-name="ce4" office:value-type="string" calcext:value-type="string">
            <text:p>9-SUB CODIGO</text:p>
          </table:table-cell>
          <table:table-cell table:style-name="ce4" office:value-type="string" calcext:value-type="string">
            <text:p>10-CCOSTO</text:p>
          </table:table-cell>
          <table:table-cell table:style-name="ce4" office:value-type="string" calcext:value-type="string">
            <text:p>11-SALARIO</text:p>
          </table:table-cell>
          <table:table-cell table:style-name="ce4" office:value-type="string" calcext:value-type="string">
            <text:p>12-SALARIO VARIABLE</text:p>
          </table:table-cell>
          <table:table-cell table:style-name="ce4" office:value-type="string" calcext:value-type="string">
            <text:p>13-FECHA INGRESO</text:p>
          </table:table-cell>
          <table:table-cell table:style-name="ce4" office:value-type="string" calcext:value-type="string">
            <text:p>14-FECHA DE RETIRO</text:p>
          </table:table-cell>
          <table:table-cell table:style-name="ce4" office:value-type="string" calcext:value-type="string">
            <text:p>15-TIPO DE PERSONAL</text:p>
          </table:table-cell>
          <table:table-cell table:style-name="ce4" office:value-type="string" calcext:value-type="string">
            <text:p>16-ESTADO</text:p>
          </table:table-cell>
          <table:table-cell table:style-name="ce4" office:value-type="string" calcext:value-type="string">
            <text:p>17-TIPO DE REGISTRO EN NOMINA</text:p>
          </table:table-cell>
          <table:table-cell table:style-name="ce4" office:value-type="string" calcext:value-type="string">
            <text:p>18-CARGO</text:p>
          </table:table-cell>
          <table:table-cell table:style-name="ce4" office:value-type="string" calcext:value-type="string">
            <text:p>19-COD CARGO</text:p>
          </table:table-cell>
          <table:table-cell table:style-name="ce4" office:value-type="string" calcext:value-type="string">
            <text:p>20-COD GRADO</text:p>
          </table:table-cell>
          <table:table-cell table:style-name="ce4" office:value-type="string" calcext:value-type="string">
            <text:p>21-COD FULL CARGO</text:p>
          </table:table-cell>
          <table:table-cell table:style-name="ce4" office:value-type="string" calcext:value-type="string">
            <text:p>22-CLIENTE</text:p>
          </table:table-cell>
          <table:table-cell table:style-name="ce4" office:value-type="string" calcext:value-type="string">
            <text:p>25-ARL</text:p>
          </table:table-cell>
          <table:table-cell table:style-name="ce4" office:value-type="string" calcext:value-type="string">
            <text:p>vacio</text:p>
          </table:table-cell>
          <table:table-cell table:style-name="ce4" office:value-type="string" calcext:value-type="string">
            <text:p>29-CODIGO</text:p>
          </table:table-cell>
          <table:table-cell table:style-name="ce4" office:value-type="string" calcext:value-type="string">
            <text:p>30-TIPO DE RUBRO</text:p>
          </table:table-cell>
          <table:table-cell table:style-name="ce4" office:value-type="string" calcext:value-type="string">
            <text:p>31 - EMP COPC</text:p>
          </table:table-cell>
          <table:table-cell table:style-name="ce4" office:value-type="string" calcext:value-type="string">
            <text:p>32-CIUDAD</text:p>
          </table:table-cell>
          <table:table-cell table:style-name="ce4" office:value-type="string" calcext:value-type="string">
            <text:p>33-SALARIO EN LETRAS</text:p>
          </table:table-cell>
          <table:table-cell table:style-name="ce4" office:value-type="string" calcext:value-type="string">
            <text:p>34-GENERO</text:p>
          </table:table-cell>
          <table:table-cell table:style-name="ce4" office:value-type="string" calcext:value-type="string">
            <text:p>35-DIRECCION</text:p>
          </table:table-cell>
          <table:table-cell table:style-name="ce4" office:value-type="string" calcext:value-type="string">
            <text:p>36-SUBDIR</text:p>
          </table:table-cell>
          <table:table-cell table:style-name="ce4" office:value-type="string" calcext:value-type="string">
            <text:p>37-OFICINA</text:p>
          </table:table-cell>
          <table:table-cell table:style-name="ce4" office:value-type="string" calcext:value-type="string">
            <text:p>38-DIVISION</text:p>
          </table:table-cell>
          <table:table-cell table:style-name="ce4" office:value-type="string" calcext:value-type="string">
            <text:p>39-SECCION</text:p>
          </table:table-cell>
          <table:table-cell table:style-name="ce4" office:value-type="string" calcext:value-type="string">
            <text:p>40-COD CCOSTO</text:p>
          </table:table-cell>
          <table:table-cell table:style-name="ce4" office:value-type="string" calcext:value-type="string">
            <text:p>vacia</text:p>
          </table:table-cell>
          <table:table-cell table:style-name="ce4" office:value-type="string" calcext:value-type="string">
            <text:p>DIRECTOR DEL C.COSTOS. </text:p>
          </table:table-cell>
          <table:table-cell table:style-name="ce4" office:value-type="string" calcext:value-type="string">
            <text:p>44-CED JEFE INMEDIATO</text:p>
          </table:table-cell>
          <table:table-cell table:style-name="ce4" office:value-type="string" calcext:value-type="string">
            <text:p>45-JEFE INMEDIATO</text:p>
          </table:table-cell>
          <table:table-cell table:style-name="ce4" office:value-type="string" calcext:value-type="string">
            <text:p>46-CARGO JEFE INMEDIATO</text:p>
          </table:table-cell>
          <table:table-cell table:style-name="ce4" office:value-type="string" calcext:value-type="string">
            <text:p>49-CALENDARIO</text:p>
          </table:table-cell>
          <table:table-cell table:style-name="ce4" office:value-type="string" calcext:value-type="string">
            <text:p>50-NEGOCIO</text:p>
          </table:table-cell>
          <table:table-cell table:style-name="ce4" office:value-type="string" calcext:value-type="string">
            <text:p>51-OFICINA REPORTEADORA DE NOMINA</text:p>
          </table:table-cell>
        </table:table-row>
        <table:table-row table:style-name="ro2"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</text:p>
          </table:table-cell>
          <table:table-cell office:value-type="string" calcext:value-type="string">
            <text:p>FORMADOR ( E )</text:p>
          </table:table-cell>
          <table:table-cell office:value-type="string" calcext:value-type="string">
            <text:p>DIRECCION DE TALENTO HUM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OBRA O LABOR</text:p>
          </table:table-cell>
          <table:table-cell office:value-type="string" calcext:value-type="string">
            <text:p>ADMINISTRATIVO</text:p>
          </table:table-cell>
          <table:table-cell office:value-type="float" office:value="526401001" calcext:value-type="float">
            <text:p>526401001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float" office:value="987669" calcext:value-type="float">
            <text:p>987669</text:p>
          </table:table-cell>
          <table:table-cell/>
          <table:table-cell office:value-type="date" office:date-value="2017-11-03" calcext:value-type="date">
            <text:p>03/11/2017</text:p>
          </table:table-cell>
          <table:table-cell/>
          <table:table-cell office:value-type="string" calcext:value-type="string">
            <text:p>DE PLAN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SH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023-8</text:p>
          </table:table-cell>
          <table:table-cell office:value-type="string" calcext:value-type="string">
            <text:p>FORMACION</text:p>
          </table:table-cell>
          <table:table-cell office:value-type="percentage" office:value="0.00522" calcext:value-type="percentage">
            <text:p>0,522%</text:p>
          </table:table-cell>
          <table:table-cell/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 - TALENTO HUMANO</text:p>
          </table:table-cell>
          <table:table-cell office:value-type="string" calcext:value-type="string">
            <text:p>OPERATIVOS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VECIENTOS OCHENTA Y SIETE MIL SEISCIENTOS SESENTA Y NUEVE</text:p>
          </table:table-cell>
          <table:table-cell office:value-type="string" calcext:value-type="string">
            <text:p>MA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524001002" calcext:value-type="float">
            <text:p>524001002</text:p>
          </table:table-cell>
          <table:table-cell/>
          <table:table-cell office:value-type="string" calcext:value-type="string">
            <text:p>RODRIGUEZ AGUDELO MARIA JOSE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  <table:table-cell office:value-type="string" calcext:value-type="string">
            <text:p>LUNES-SABADO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ORMACION</text:p>
          </table:table-cell>
        </table:table-row>
        <table:table-row table:style-name="ro2"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</text:p>
          </table:table-cell>
          <table:table-cell office:value-type="string" calcext:value-type="string">
            <text:p>SUPERVISOR DE FORMADORES</text:p>
          </table:table-cell>
          <table:table-cell office:value-type="string" calcext:value-type="string">
            <text:p>DIRECCION DE TALENTO HUMA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INDEFINIDO</text:p>
          </table:table-cell>
          <table:table-cell office:value-type="string" calcext:value-type="string">
            <text:p>ADMINISTRATIVO</text:p>
          </table:table-cell>
          <table:table-cell office:value-type="float" office:value="526401001" calcext:value-type="float">
            <text:p>526401001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15-01-20" calcext:value-type="date">
            <text:p>20/01/2015</text:p>
          </table:table-cell>
          <table:table-cell/>
          <table:table-cell office:value-type="string" calcext:value-type="string">
            <text:p>DE PLAN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011-36</text:p>
          </table:table-cell>
          <table:table-cell office:value-type="string" calcext:value-type="string">
            <text:p>FORMACION</text:p>
          </table:table-cell>
          <table:table-cell office:value-type="percentage" office:value="0.00522" calcext:value-type="percentage">
            <text:p>0,522%</text:p>
          </table:table-cell>
          <table:table-cell/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G - TALENTO HUMANO</text:p>
          </table:table-cell>
          <table:table-cell office:value-type="string" calcext:value-type="string">
            <text:p>ADMINISTRATIVOS</text:p>
          </table:table-cell>
          <table:table-cell office:value-type="string" calcext:value-type="string">
            <text:p>MEDELL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</text:p>
          </table:table-cell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4004" calcext:value-type="float">
            <text:p>4004</text:p>
          </table:table-cell>
          <table:table-cell office:value-type="float" office:value="0" calcext:value-type="float">
            <text:p>0</text:p>
          </table:table-cell>
          <table:table-cell office:value-type="float" office:value="6024" calcext:value-type="float">
            <text:p>6024</text:p>
          </table:table-cell>
          <table:table-cell office:value-type="float" office:value="524001002" calcext:value-type="float">
            <text:p>524001002</text:p>
          </table:table-cell>
          <table:table-cell/>
          <table:table-cell office:value-type="string" calcext:value-type="string">
            <text:p>RODRIGUEZ AGUDELO MARIA JOSE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  <table:table-cell office:value-type="string" calcext:value-type="string">
            <text:p>LUNES-VIERNES</text:p>
          </table:table-cell>
          <table:table-cell office:value-type="string" calcext:value-type="string">
            <text:p>ADMINISTRATIVO</text:p>
          </table:table-cell>
          <table:table-cell office:value-type="string" calcext:value-type="string">
            <text:p>FORMACION</text:p>
          </table:table-cell>
        </table:table-row>
      </table:table>
      <table:table table:name="Hoja3" table:style-name="ta1">
        <table:table-column table:style-name="co1" table:default-cell-style-name="Default"/>
        <table:table-column table:style-name="co1" table:default-cell-style-name="ce2"/>
        <table:table-column table:style-name="co43" table:default-cell-style-name="ce2"/>
        <table:table-column table:style-name="co1" table:default-cell-style-name="ce3"/>
        <table:table-column table:style-name="co1" table:number-columns-repeated="9" table:default-cell-style-name="ce2"/>
        <table:table-column table:style-name="co44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CEDUL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FECHA INGRES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COD CARGO</text:p>
          </table:table-cell>
          <table:table-cell table:style-name="ce1" office:value-type="string" calcext:value-type="string">
            <text:p>GRADO DEL CARGO</text:p>
          </table:table-cell>
          <table:table-cell table:style-name="ce1" office:value-type="string" calcext:value-type="string">
            <text:p>COD GRAD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GENERO</text:p>
          </table:table-cell>
          <table:table-cell table:style-name="ce1" office:value-type="string" calcext:value-type="string">
            <text:p>CED JEFE INMEDIATO</text:p>
          </table:table-cell>
          <table:table-cell table:style-name="ce1" office:value-type="string" calcext:value-type="string">
            <text:p>JEFE INMEDIATO</text:p>
          </table:table-cell>
          <table:table-cell table:style-name="ce1" office:value-type="string" calcext:value-type="string">
            <text:p>CARGO JEFE INMEDIATO</text:p>
          </table:table-cell>
        </table:table-row>
        <table:table-row table:style-name="ro2">
          <table:table-cell office:value-type="string" calcext:value-type="string">
            <text:p>afgomema</text:p>
          </table:table-cell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GOMEZ MAYA ANDRES FELIPE MOD</text:p>
          </table:table-cell>
          <table:table-cell office:value-type="date" office:date-value="2017-11-03" calcext:value-type="date">
            <text:p>03/11/2017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ORMADOR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FORMADOR ( E 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  <table:table-row table:style-name="ro2">
          <table:table-cell office:value-type="string" calcext:value-type="string">
            <text:p>acuadrog</text:p>
          </table:table-cell>
          <table:table-cell office:value-type="float" office:value="1152445168" calcext:value-type="float">
            <text:p>1152445168</text:p>
          </table:table-cell>
          <table:table-cell office:value-type="string" calcext:value-type="string">
            <text:p>CUADROS GELVES ANDRES ZAIN MOD</text:p>
          </table:table-cell>
          <table:table-cell office:value-type="date" office:date-value="2015-01-20" calcext:value-type="date">
            <text:p>20/01/2015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SUPERVISOR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SUPERVISOR DE FORMADOR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MAS</text:p>
          </table:table-cell>
          <table:table-cell office:value-type="float" office:value="43158895" calcext:value-type="float">
            <text:p>43158895</text:p>
          </table:table-cell>
          <table:table-cell office:value-type="string" calcext:value-type="string">
            <text:p>ARRUBLA PEREIRA LIUBER MILADY</text:p>
          </table:table-cell>
          <table:table-cell office:value-type="string" calcext:value-type="string">
            <text:p>JEFE DE FORM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Trebuchet MS" svg:font-family="'Trebuchet M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3P2" style:volatile="true">
      <loext:text> $ </loext:text>
      <loext:fill-character> </loext:fill-character>
      <number:text>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0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30P0"/>
      <style:map style:condition="value()&lt;0" style:apply-style-name="N130P1"/>
    </number:currency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number:percentage-style style:name="N168">
      <number:number number:decimal-places="3" loext:min-decimal-places="3" number:min-integer-digits="1"/>
      <number:text>%</number:text>
    </number:percentage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1:41:32.88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18:35.138000000</meta:creation-date>
    <dc:date>2018-02-27T11:59:11.407000000</dc:date>
    <meta:editing-duration>PT36M42S</meta:editing-duration>
    <meta:editing-cycles>7</meta:editing-cycles>
    <meta:generator>LibreOffice/5.0.4.2$Windows_x86 LibreOffice_project/2b9802c1994aa0b7dc6079e128979269cf95bc78</meta:generator>
    <meta:document-statistic meta:table-count="3" meta:cell-count="423" meta:object-count="0"/>
  </office:meta>
</office:document-meta>
</file>